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104000000A2CD49E7547D6B94A8.png" manifest:media-type="image/png"/>
  <manifest:file-entry manifest:full-path="Pictures/10000201000000FF000000A0C9A6F5233D8F82E2.png" manifest:media-type="image/png"/>
  <manifest:file-entry manifest:full-path="Pictures/10000201000000FB000000A5335953823161DDBC.png" manifest:media-type="image/png"/>
  <manifest:file-entry manifest:full-path="Pictures/10000201000000FF0000009F216FA9CB45C543FA.png" manifest:media-type="image/png"/>
  <manifest:file-entry manifest:full-path="Pictures/10000201000000F50000009E0A4108D8F06C1F2B.png" manifest:media-type="image/png"/>
  <manifest:file-entry manifest:full-path="Pictures/10000201000001190000009D10C14F907D81DC18.png" manifest:media-type="image/png"/>
  <manifest:file-entry manifest:full-path="Pictures/1000020100000111000000A21B993C5D6E771BD7.png" manifest:media-type="image/png"/>
  <manifest:file-entry manifest:full-path="Pictures/1000020100000105000000A051684685C5685474.png" manifest:media-type="image/png"/>
  <manifest:file-entry manifest:full-path="Pictures/1000020100000100000000A64DD7C1E6807665C5.png" manifest:media-type="image/png"/>
  <manifest:file-entry manifest:full-path="Pictures/1000020100000102000000A17711EA0753B52B47.png" manifest:media-type="image/png"/>
  <manifest:file-entry manifest:full-path="Pictures/10000201000000FA0000009FBBDFA8B4FFD0146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825cm" svg:height="4.259cm" svg:x="3.9cm" svg:y="6.341cm">
          <draw:image xlink:href="Pictures/1000020100000102000000A17711EA0753B52B47.png" xlink:type="simple" xlink:show="embed" xlink:actuate="onLoad" loext:mime-type="image/png">
            <text:p/>
          </draw:image>
        </draw:frame>
        <draw:frame draw:style-name="gr1" draw:text-style-name="P1" draw:layer="layout" svg:width="7.222cm" svg:height="4.285cm" svg:x="1.178cm" svg:y="1.6cm">
          <draw:image xlink:href="Pictures/1000020100000111000000A21B993C5D6E771BD7.png" xlink:type="simple" xlink:show="embed" xlink:actuate="onLoad" loext:mime-type="image/png">
            <text:p/>
          </draw:image>
        </draw:frame>
        <draw:frame draw:style-name="gr1" draw:text-style-name="P1" draw:layer="layout" svg:width="6.614cm" svg:height="4.206cm" svg:x="11.6cm" svg:y="6.3cm">
          <draw:image xlink:href="Pictures/10000201000000FA0000009FBBDFA8B4FFD01461.png" xlink:type="simple" xlink:show="embed" xlink:actuate="onLoad" loext:mime-type="image/png">
            <text:p/>
          </draw:image>
        </draw:frame>
        <draw:frame draw:style-name="gr1" draw:text-style-name="P1" draw:layer="layout" svg:width="7.434cm" svg:height="4.153cm" svg:x="7.702cm" svg:y="1.79cm">
          <draw:image xlink:href="Pictures/10000201000001190000009D10C14F907D81DC18.png" xlink:type="simple" xlink:show="embed" xlink:actuate="onLoad" loext:mime-type="image/png">
            <text:p/>
          </draw:image>
        </draw:frame>
        <draw:frame draw:style-name="gr1" draw:text-style-name="P1" draw:layer="layout" svg:width="6.905cm" svg:height="4.232cm" svg:x="1cm" svg:y="11.2cm">
          <draw:image xlink:href="Pictures/1000020100000105000000A051684685C5685474.png" xlink:type="simple" xlink:show="embed" xlink:actuate="onLoad" loext:mime-type="image/png">
            <text:p/>
          </draw:image>
        </draw:frame>
        <draw:frame draw:style-name="gr1" draw:text-style-name="P1" draw:layer="layout" svg:width="6.746cm" svg:height="4.206cm" svg:x="7.554cm" svg:y="11.1cm">
          <draw:image xlink:href="Pictures/10000201000000FF0000009F216FA9CB45C543FA.png" xlink:type="simple" xlink:show="embed" xlink:actuate="onLoad" loext:mime-type="image/png">
            <text:p/>
          </draw:image>
        </draw:frame>
        <draw:frame draw:style-name="gr1" draw:text-style-name="P1" draw:layer="layout" svg:width="6.746cm" svg:height="4.232cm" svg:x="1.054cm" svg:y="15.8cm">
          <draw:image xlink:href="Pictures/10000201000000FF000000A0C9A6F5233D8F82E2.png" xlink:type="simple" xlink:show="embed" xlink:actuate="onLoad" loext:mime-type="image/png">
            <text:p/>
          </draw:image>
        </draw:frame>
        <draw:frame draw:style-name="gr1" draw:text-style-name="P1" draw:layer="layout" svg:width="6.878cm" svg:height="4.285cm" svg:x="14.1cm" svg:y="11.015cm">
          <draw:image xlink:href="Pictures/1000020100000104000000A2CD49E7547D6B94A8.png" xlink:type="simple" xlink:show="embed" xlink:actuate="onLoad" loext:mime-type="image/png">
            <text:p/>
          </draw:image>
        </draw:frame>
        <draw:frame draw:style-name="gr1" draw:text-style-name="P1" draw:layer="layout" svg:width="6.64cm" svg:height="4.365cm" svg:x="7.7cm" svg:y="15.7cm">
          <draw:image xlink:href="Pictures/10000201000000FB000000A5335953823161DDBC.png" xlink:type="simple" xlink:show="embed" xlink:actuate="onLoad" loext:mime-type="image/png">
            <text:p/>
          </draw:image>
        </draw:frame>
        <draw:frame draw:style-name="gr1" draw:text-style-name="P1" draw:layer="layout" svg:width="6.772cm" svg:height="4.391cm" svg:x="14.2cm" svg:y="1.609cm">
          <draw:image xlink:href="Pictures/1000020100000100000000A64DD7C1E6807665C5.png" xlink:type="simple" xlink:show="embed" xlink:actuate="onLoad" loext:mime-type="image/png">
            <text:p/>
          </draw:image>
        </draw:frame>
        <draw:frame draw:style-name="gr1" draw:text-style-name="P1" draw:layer="layout" svg:width="6.481cm" svg:height="4.179cm" svg:x="14.109cm" svg:y="15.8cm">
          <draw:image xlink:href="Pictures/10000201000000F50000009E0A4108D8F06C1F2B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27T14:50:26.725259406</meta:creation-date>
    <dc:date>2019-12-27T14:57:04.194330334</dc:date>
    <meta:editing-duration>PT6M38S</meta:editing-duration>
    <meta:editing-cycles>1</meta:editing-cycles>
    <meta:document-statistic meta:object-count="11"/>
    <meta:generator>LibreOffice/6.2.8.2$Linux_X86_64 LibreOffice_project/20$Build-2</meta:generator>
  </office:meta>
</office:document-meta>
</file>